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41aa" officeooo:paragraph-rsid="001041aa"/>
    </style:style>
    <style:style style:name="P2" style:family="paragraph" style:parent-style-name="Text_20_body">
      <style:text-properties officeooo:rsid="001041aa" officeooo:paragraph-rsid="001041aa"/>
    </style:style>
    <style:style style:name="P3" style:family="paragraph" style:parent-style-name="Subtitle">
      <style:text-properties officeooo:rsid="001041aa" officeooo:paragraph-rsid="001041aa"/>
    </style:style>
    <style:style style:name="P4" style:family="paragraph" style:parent-style-name="Text_20_body">
      <style:text-properties fo:color="#000000" style:font-name="Liberation Sans1" fo:font-size="12pt" officeooo:paragraph-rsid="001456f7" fo:background-color="transparent" style:font-size-asian="12pt" style:font-size-complex="12pt"/>
    </style:style>
    <style:style style:name="P5" style:family="paragraph" style:parent-style-name="Text_20_body">
      <style:text-properties fo:color="#000000" style:font-name="Liberation Sans1" fo:font-size="12pt" fo:font-weight="normal" officeooo:paragraph-rsid="001456f7" fo:background-color="transparent" style:font-size-asian="12pt" style:font-size-complex="12pt"/>
    </style:style>
    <style:style style:name="P6" style:family="paragraph" style:parent-style-name="Text_20_body">
      <style:text-properties fo:color="#000000" style:font-name="Liberation Sans1" fo:font-size="12pt" fo:language="en" fo:country="US" officeooo:paragraph-rsid="001041aa" fo:background-color="transparent" style:font-size-asian="12pt" style:font-size-complex="12pt"/>
    </style:style>
    <style:style style:name="P7" style:family="paragraph" style:parent-style-name="Text_20_body">
      <style:text-properties style:font-name="Liberation Sans1" officeooo:rsid="001041aa" officeooo:paragraph-rsid="001456f7"/>
    </style:style>
    <style:style style:name="P8" style:family="paragraph" style:parent-style-name="Text_20_body">
      <style:text-properties style:font-name="Liberation Sans1" officeooo:paragraph-rsid="001041aa"/>
    </style:style>
    <style:style style:name="P9" style:family="paragraph" style:parent-style-name="Text_20_body" style:list-style-name="L1">
      <style:text-properties style:font-name="Liberation Sans1" fo:font-weight="bold" officeooo:rsid="00110276" officeooo:paragraph-rsid="00110276" style:font-weight-asian="bold" style:font-weight-complex="bold"/>
    </style:style>
    <style:style style:name="P10" style:family="paragraph" style:parent-style-name="Text_20_body" style:list-style-name="L1">
      <style:text-properties style:font-name="Liberation Sans1" fo:font-weight="bold" officeooo:rsid="00157acf" officeooo:paragraph-rsid="00157acf" style:font-weight-asian="bold" style:font-weight-complex="bold"/>
    </style:style>
    <style:style style:name="P11" style:family="paragraph" style:parent-style-name="Text_20_body" style:list-style-name="L1">
      <style:text-properties style:font-name="Liberation Sans1" officeooo:paragraph-rsid="00110276"/>
    </style:style>
    <style:style style:name="P12" style:family="paragraph" style:parent-style-name="Text_20_body" style:list-style-name="L1">
      <style:text-properties style:font-name="Liberation Sans1" officeooo:paragraph-rsid="00119e7f"/>
    </style:style>
    <style:style style:name="P13" style:family="paragraph" style:parent-style-name="Text_20_body">
      <style:text-properties style:font-name="Liberation Sans1" fo:language="en" fo:country="US" fo:font-weight="normal" officeooo:paragraph-rsid="00119e7f" style:font-weight-asian="normal" style:font-weight-complex="normal"/>
    </style:style>
    <style:style style:name="P14" style:family="paragraph" style:parent-style-name="Heading_20_3">
      <style:text-properties style:font-name="Liberation Sans1"/>
    </style:style>
    <style:style style:name="T1" style:family="text">
      <style:text-properties officeooo:rsid="001041aa"/>
    </style:style>
    <style:style style:name="T2" style:family="text">
      <style:text-properties fo:language="en" fo:country="US"/>
    </style:style>
    <style:style style:name="T3" style:family="text">
      <style:text-properties fo:language="en" fo:country="US" fo:font-weight="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19e7f" style:font-weight-asian="normal" style:font-weight-complex="normal"/>
    </style:style>
    <style:style style:name="T6" style:family="text">
      <style:text-properties fo:language="en" fo:country="US" fo:font-weight="normal" officeooo:rsid="0015d9a4" style:font-weight-asian="normal" style:font-weight-complex="normal"/>
    </style:style>
    <style:style style:name="T7" style:family="text">
      <style:text-properties fo:language="en" fo:country="US" fo:font-weight="bold" officeooo:rsid="00119e7f" style:font-weight-asian="bold" style:font-weight-complex="bold"/>
    </style:style>
    <style:style style:name="T8" style:family="text">
      <style:text-properties fo:language="en" fo:country="US" officeooo:rsid="00119e7f"/>
    </style:style>
    <style:style style:name="T9" style:family="text">
      <style:text-properties fo:language="en" fo:country="US" officeooo:rsid="00157be2"/>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officeooo:rsid="00110276" style:font-weight-asian="normal" style:font-weight-complex="normal"/>
    </style:style>
    <style:style style:name="T13" style:family="text">
      <style:text-properties fo:font-weight="normal" officeooo:rsid="0015d9a4" style:font-weight-asian="normal" style:font-weight-complex="normal"/>
    </style:style>
    <style:style style:name="T14" style:family="text">
      <style:text-properties fo:font-weight="bold" officeooo:rsid="00110276" style:font-weight-asian="bold" style:font-weight-complex="bold"/>
    </style:style>
    <style:style style:name="T15" style:family="text">
      <style:text-properties fo:font-weight="bold" officeooo:rsid="00157acf" style:font-weight-asian="bold" style:font-weight-complex="bold"/>
    </style:style>
    <style:style style:name="T16" style:family="text">
      <style:text-properties officeooo:rsid="001456f7"/>
    </style:style>
    <style:style style:name="T17" style:family="text">
      <style:text-properties style:text-underline-style="none" officeooo:rsid="00157acf"/>
    </style:style>
    <style:style style:name="T18" style:family="text">
      <style:text-properties style:font-name="Droid Sans Mono" fo:font-size="10.5pt" fo:language="en" fo:country="US" fo:font-weight="normal"/>
    </style:style>
    <style:style style:name="T19" style:family="text">
      <style:text-properties style:font-name="Droid Sans Mono" fo:font-size="10.5pt" fo:font-weight="normal"/>
    </style:style>
    <style:style style:name="T20" style:family="text">
      <style:text-properties officeooo:rsid="00157acf"/>
    </style:style>
    <style:style style:name="T21" style:family="text">
      <style:text-properties fo:font-size="10.5pt" fo:language="en" fo:country="US" fo:font-weight="normal"/>
    </style:style>
    <style:style style:name="T22" style:family="text">
      <style:text-properties fo:font-size="10.5pt" fo:font-weight="normal"/>
    </style:style>
    <style:style style:name="T23" style:family="text">
      <style:text-properties style:text-underline-style="solid" style:text-underline-width="auto" style:text-underline-color="font-color" fo:font-weight="normal" officeooo:rsid="0015d9a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6">MR.IO</text:span> – One Sheet Sample</text:p>
      <text:p text:style-name="P1"/>
      <text:p text:style-name="P3">Multi-platform casual <text:span text:style-name="T16">multiplayer game</text:span></text:p>
      <text:p text:style-name="P2"/>
      <text:h text:style-name="P14" text:outline-level="3">Game Title</text:h>
      <text:p text:style-name="P7"><text:tab/><text:span text:style-name="T16">MR.IO</text:span> <text:s/>(It may change)</text:p>
      <text:h text:style-name="P14" text:outline-level="3">Platform</text:h>
      <text:p text:style-name="P8"><text:tab/><text:span text:style-name="T1">PC: Windows/Linux</text:span></text:p>
      <text:p text:style-name="P8"><text:tab/><text:span text:style-name="T1">Mobile: Android (Maybe)</text:span></text:p>
      <text:h text:style-name="P14" text:outline-level="3">Genre</text:h>
      <text:p text:style-name="P8"><text:tab/><text:span text:style-name="T1">Casual, turn based tactical, RPG</text:span></text:p>
      <text:h text:style-name="P14" text:outline-level="3">Summary</text:h>
      <text:p text:style-name="P4"><text:tab/><text:span text:style-name="T3">Have you ever wanted to go in search of mysteries with your friends?...</text:span></text:p>
      <text:p text:style-name="P4"><text:span text:style-name="T3"><text:tab/></text:span><text:span text:style-name="T10">Have you ever wanted to discover, study, fight, and capture monsters?...</text:span></text:p>
      <text:p text:style-name="P5"><text:tab/>Well, now you can, gather up to 3 friends and dont forget your dog, the mystery is waiting for you... just be carefull.</text:p>
      <text:p text:style-name="P6"/>
      <text:h text:style-name="P14" text:outline-level="3">Game Features</text:h>
      <text:list xml:id="list1517148831953491530" text:style-name="L1">
        <text:list-item>
          <text:p text:style-name="P9"><text:span text:style-name="T20">Multiplayer</text:span><text:span text:style-name="T17">, teamwork based-gameplay</text:span>:<text:span text:style-name="T11"> </text:span><text:span text:style-name="T13">You are a member of a group, the game wants you to act like it, and you must rely </text:span><text:span text:style-name="T23">on</text:span><text:span text:style-name="T13"> your teammates if you want to win. There are various roles that anybody can acquire, and team role composition is important. Be sure to think very carefully what items would you bring to monster hunting too.</text:span></text:p>
        </text:list-item>
        <text:list-item>
          <text:p text:style-name="P11"><text:span text:style-name="T15">Intense puzzles</text:span><text:span text:style-name="T14">:</text:span><text:span text:style-name="T12"> </text:span><text:span text:style-name="T13">The scenarios are intended to be a challenge for the group, maybe you have the answer for first riddle?… next time you won’t be so lucky...</text:span></text:p>
        </text:list-item>
        <text:list-item>
          <text:p text:style-name="P12"><text:span text:style-name="T7">Casual:</text:span><text:span text:style-name="T5"> You can play any time you want, </text:span><text:span text:style-name="T6">in 5 to 15 minutes matches</text:span><text:span text:style-name="T5">. You </text:span><text:span text:style-name="T6">can</text:span><text:span text:style-name="T5"> focus on the things you DO want to do, and just skip the ones that you find boring… </text:span><text:span text:style-name="T6">just be sure somebody’s got your back when you go exploring</text:span></text:p>
        </text:list-item>
        <text:list-item>
          <text:p text:style-name="P10"><text:span text:style-name="T8">A</text:span><text:span text:style-name="T2">ction-based </text:span><text:span text:style-name="T9">combat</text:span><text:span text:style-name="T2">:</text:span><text:span text:style-name="T4"> </text:span><text:span text:style-name="T6">You can kill monsters… this is not a 90’s cartoon, and be sure monsters can kill you too.</text:span></text:p>
        </text:list-item>
      </text:list>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6:29:12.859125453</meta:creation-date>
    <dc:date>2018-06-30T14:50:07.435686293</dc:date>
    <meta:editing-duration>PT26M33S</meta:editing-duration>
    <meta:editing-cycles>8</meta:editing-cycles>
    <meta:generator>LibreOffice/5.2.7.2$Linux_X86_64 LibreOffice_project/20m0$Build-2</meta:generator>
    <meta:document-statistic meta:table-count="0" meta:image-count="0" meta:object-count="0" meta:page-count="2" meta:paragraph-count="18" meta:word-count="232" meta:character-count="1287" meta:non-whitespace-character-count="1068"/>
  </office:meta>
</office:document-meta>
</file>